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28cm" svg:stroke-color="#2e6070" draw:marker-start-width="0.242cm" draw:marker-end-width="0.242cm" draw:fill-color="#ffffff" draw:textarea-horizontal-align="justify" draw:textarea-vertical-align="middle" draw:auto-grow-height="false" fo:min-height="7.349cm" fo:min-width="5.575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fill-color="#202c39" draw:textarea-horizontal-align="justify" draw:textarea-vertical-align="middle" draw:auto-grow-height="false" fo:min-height="0.893cm" fo:min-width="4.58cm"/>
    </style:style>
    <style:style style:name="gr4" style:family="graphic" style:parent-style-name="standard">
      <style:graphic-properties draw:fill-color="#f29559" draw:textarea-horizontal-align="justify" draw:textarea-vertical-align="middle" draw:auto-grow-height="false" fo:min-height="1.259cm" fo:min-width="3.692cm"/>
    </style:style>
    <style:style style:name="gr5" style:family="graphic" style:parent-style-name="standard">
      <style:graphic-properties svg:stroke-color="#3465a4" draw:fill-color="#202c39" draw:textarea-horizontal-align="justify" draw:textarea-vertical-align="middle" draw:auto-grow-height="false" fo:min-height="0.893cm" fo:min-width="4.58cm"/>
    </style:style>
    <style:style style:name="gr6" style:family="graphic" style:parent-style-name="standard">
      <style:graphic-properties draw:stroke="dash" draw:stroke-dash="Dashed_20__28_var_29_" svg:stroke-color="#202c39" draw:fill="solid" draw:fill-color="#eeeeee" draw:textarea-horizontal-align="justify" draw:textarea-vertical-align="middle" draw:auto-grow-height="false" fo:min-height="9.284cm" fo:min-width="7.637cm"/>
    </style:style>
    <style:style style:name="gr7" style:family="graphic" style:parent-style-name="standard">
      <style:graphic-properties draw:stroke="none" svg:stroke-color="#000000" draw:fill="none" draw:fill-color="#ffffff" fo:min-height="0.839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6.608cm" fo:min-width="3.056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solid" svg:stroke-color="#f29559" draw:fill-color="#ffffff" draw:textarea-horizontal-align="justify" draw:textarea-vertical-align="middle" draw:auto-grow-height="false" fo:min-height="0.449cm" fo:min-width="0.823cm"/>
    </style:style>
    <style:style style:name="gr11" style:family="graphic" style:parent-style-name="standard">
      <style:graphic-properties draw:fill-color="#f29559" draw:textarea-horizontal-align="justify" draw:textarea-vertical-align="middle" draw:auto-grow-height="false" fo:min-height="6.1cm" fo:min-width="4.708cm"/>
    </style:style>
    <style:style style:name="gr12" style:family="graphic" style:parent-style-name="standard">
      <style:graphic-properties draw:stroke="none" svg:stroke-width="0.028cm" svg:stroke-color="#202c39" draw:marker-start-width="0.242cm" draw:marker-end-width="0.242cm" draw:fill="solid" draw:fill-color="#202c39" draw:textarea-horizontal-align="justify" draw:textarea-vertical-align="middle" draw:auto-grow-height="false" fo:min-height="1.02cm" fo:min-width="2.612cm" fo:padding-top="0.139cm" fo:padding-bottom="0.139cm" fo:padding-left="0.264cm" fo:padding-right="0.264cm"/>
    </style:style>
    <style:style style:name="gr13" style:family="graphic" style:parent-style-name="standard">
      <style:graphic-properties svg:stroke-color="#faa61a"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stroke="none" svg:stroke-width="0.028cm" svg:stroke-color="#202c39" draw:marker-start-width="0.242cm" draw:marker-end-width="0.242cm" draw:fill="solid" draw:fill-color="#202c39" draw:textarea-horizontal-align="justify" draw:textarea-vertical-align="middle" draw:auto-grow-height="false" fo:min-height="0.992cm" fo:min-width="2.016cm" fo:padding-top="0.139cm" fo:padding-bottom="0.139cm" fo:padding-left="0.264cm" fo:padding-right="0.2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color="#f29559"/>
    </style:style>
    <style:style style:name="P3" style:family="paragraph">
      <style:paragraph-properties fo:text-align="center"/>
    </style:style>
    <style:style style:name="P4" style:family="paragraph">
      <loext:graphic-properties draw:fill-color="#202c39"/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202c39"/>
    </style:style>
    <style:style style:name="P6" style:family="paragraph">
      <loext:graphic-properties draw:fill-color="#f29559"/>
      <style:paragraph-properties fo:text-align="center"/>
      <style:text-properties fo:color="#202c39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color="#202c39"/>
    </style:style>
    <style:style style:name="P9" style:family="paragraph">
      <style:text-properties fo:color="#202c39"/>
    </style:style>
    <style:style style:name="P10" style:family="paragraph">
      <loext:graphic-properties draw:fill="none" draw:fill-color="#ffffff"/>
      <style:text-properties fo:color="#202c39"/>
    </style:style>
    <style:style style:name="P11" style:family="paragraph">
      <loext:graphic-properties draw:fill="solid" draw:fill-color="#202c39"/>
      <style:paragraph-properties fo:text-align="center"/>
      <style:text-properties fo:color="#ffffff"/>
    </style:style>
    <style:style style:name="T1" style:family="text">
      <style:text-properties fo:color="#f29559"/>
    </style:style>
    <style:style style:name="T2" style:family="text">
      <style:text-properties fo:color="#ffffff"/>
    </style:style>
    <style:style style:name="T3" style:family="text">
      <style:text-properties fo:color="#202c3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8.255cm" svg:x="1.54cm" svg:y="4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54cm" svg:height="0.962cm" svg:x="3.445cm" svg:y="3.013cm">
          <draw:text-box>
            <text:p><text:span text:style-name="T1">Cliente</text:span></text:p>
          </draw:text-box>
        </draw:frame>
        <draw:custom-shape draw:style-name="gr3" draw:text-style-name="P4" draw:layer="layout" svg:width="5.08cm" svg:height="1.143cm" svg:x="2.302cm" svg:y="4.991cm">
          <text:p text:style-name="P3"><text:span text:style-name="T2">Androi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1.143cm" svg:x="2.302cm" svg:y="6.642cm">
          <text:p text:style-name="P3"><text:span text:style-name="T2">Kotli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191cm" svg:height="2.413cm" svg:x="2.81cm" svg:y="14.643cm">
          <text:p text:style-name="P5"><text:span text:style-name="T3">Shared</text:span></text:p>
          <text:p text:style-name="P5"><text:span text:style-name="T3">Preferenc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5.08cm" svg:height="1.143cm" svg:x="2.302cm" svg:y="10.071cm">
          <text:p text:style-name="P3"><text:span text:style-name="T2">JW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9.017cm" svg:height="10.414cm" svg:x="11.16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3.048cm" svg:height="1.089cm" svg:x="14.462cm" svg:y="2.324cm">
          <draw:text-box>
            <text:p><text:span text:style-name="T1">Express</text:span></text:p>
          </draw:text-box>
        </draw:frame>
        <draw:custom-shape draw:style-name="gr8" draw:text-style-name="P8" draw:layer="layout" svg:width="3.556cm" svg:height="6.858cm" svg:x="11.649cm" svg:y="5.318cm">
          <text:p text:style-name="P5"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556cm" svg:height="6.858cm" svg:x="16.159cm" svg:y="5.318cm">
          <text:p text:style-name="P5"><text:span text:style-name="T3">Mongo</text:span></text:p>
          <text:p text:style-name="P5"><text:span text:style-name="T3">Driver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556cm" svg:height="0.962cm" svg:x="15.859cm" svg:y="4.102cm">
          <draw:text-box>
            <text:p text:style-name="P9"><text:span text:style-name="T3">Mongoose</text:span></text:p>
          </draw:text-box>
        </draw:frame>
        <draw:custom-shape draw:style-name="gr10" draw:text-style-name="P1" draw:layer="layout" svg:width="1.651cm" svg:height="1.397cm" svg:x="14.843cm" svg:y="8.1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5.207cm" svg:height="10.16cm" svg:x="23.225cm" svg:y="3.413cm">
          <text:p text:style-name="P3"><text:span text:style-name="T3">Mongo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1" draw:layer="layout" svg:width="3.556cm" svg:height="2.54cm" svg:x="19.669cm" svg:y="7.35cm">
          <text:p text:style-name="P3"><text:span text:style-name="T2">TCP/I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3" draw:layer="layout" svg:x1="4.937cm" svg:y1="14.589cm" svg:x2="4.937cm" svg:y2="11.287cm">
          <text:p/>
        </draw:line>
        <draw:custom-shape draw:style-name="gr14" draw:text-style-name="P11" draw:layer="layout" svg:width="2.907cm" svg:height="2.54cm" svg:x="8.253cm" svg:y="7.35cm">
          <text:p text:style-name="P3"><text:span text:style-name="T2">HTT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2T19:58:03.715230887</meta:creation-date>
    <dc:date>2020-01-23T19:06:03.413078347</dc:date>
    <meta:editing-duration>PT16M19S</meta:editing-duration>
    <meta:editing-cycles>3</meta:editing-cycles>
    <meta:generator>LibreOffice/6.0.7.3$Linux_X86_64 LibreOffice_project/00m0$Build-3</meta:generator>
    <meta:document-statistic meta:object-count="16"/>
  </office:meta>
</office:document-meta>
</file>